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3.8811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6799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1.9937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4008in"/>
    </style:style>
    <style:style style:name="co14" style:family="table-column">
      <style:table-column-properties fo:break-before="auto" style:column-width="1.9492in"/>
    </style:style>
    <style:style style:name="co15" style:family="table-column">
      <style:table-column-properties fo:break-before="auto" style:column-width="3.448in"/>
    </style:style>
    <style:style style:name="co16" style:family="table-column">
      <style:table-column-properties fo:break-before="auto" style:column-width="2.2291in"/>
    </style:style>
    <style:style style:name="co17" style:family="table-column">
      <style:table-column-properties fo:break-before="auto" style:column-width="2.278in"/>
    </style:style>
    <style:style style:name="co18" style:family="table-column">
      <style:table-column-properties fo:break-before="auto" style:column-width="2.3146in"/>
    </style:style>
    <style:style style:name="co19" style:family="table-column">
      <style:table-column-properties fo:break-before="auto" style:column-width="1.6929in"/>
    </style:style>
    <style:style style:name="co20" style:family="table-column">
      <style:table-column-properties fo:break-before="auto" style:column-width="1.5228in"/>
    </style:style>
    <style:style style:name="co21" style:family="table-column">
      <style:table-column-properties fo:break-before="auto" style:column-width="1.1209in"/>
    </style:style>
    <style:style style:name="co22" style:family="table-column">
      <style:table-column-properties fo:break-before="auto" style:column-width="1.5835in"/>
    </style:style>
    <style:style style:name="co23" style:family="table-column">
      <style:table-column-properties fo:break-before="auto" style:column-width="1.5346in"/>
    </style:style>
    <style:style style:name="co24" style:family="table-column">
      <style:table-column-properties fo:break-before="auto" style:column-width="3.5937in"/>
    </style:style>
    <style:style style:name="co25" style:family="table-column">
      <style:table-column-properties fo:break-before="auto" style:column-width="1.5957in"/>
    </style:style>
    <style:style style:name="co26" style:family="table-column">
      <style:table-column-properties fo:break-before="auto" style:column-width="2.8992in"/>
    </style:style>
    <style:style style:name="co27" style:family="table-column">
      <style:table-column-properties fo:break-before="auto" style:column-width="3.0575in"/>
    </style:style>
    <style:style style:name="co28" style:family="table-column">
      <style:table-column-properties fo:break-before="auto" style:column-width="2.4484in"/>
    </style:style>
    <style:style style:name="co29" style:family="table-column">
      <style:table-column-properties fo:break-before="auto" style:column-width="1.4492in"/>
    </style:style>
    <style:style style:name="co30" style:family="table-column">
      <style:table-column-properties fo:break-before="auto" style:column-width="1.961in"/>
    </style:style>
    <style:style style:name="co31" style:family="table-column">
      <style:table-column-properties fo:break-before="auto" style:column-width="1.2547in"/>
    </style:style>
    <style:style style:name="co32" style:family="table-column">
      <style:table-column-properties fo:break-before="auto" style:column-width="1.1102in"/>
    </style:style>
    <style:style style:name="co33" style:family="table-column">
      <style:table-column-properties fo:break-before="auto" style:column-width="1.3008in"/>
    </style:style>
    <style:style style:name="co34" style:family="table-column">
      <style:table-column-properties fo:break-before="auto" style:column-width="1.8799in"/>
    </style:style>
    <style:style style:name="co35" style:family="table-column">
      <style:table-column-properties fo:break-before="auto" style:column-width="2.9528in"/>
    </style:style>
    <style:style style:name="co36" style:family="table-column">
      <style:table-column-properties fo:break-before="auto" style:column-width="2.6583in"/>
    </style:style>
    <style:style style:name="co37" style:family="table-column">
      <style:table-column-properties fo:break-before="auto" style:column-width="2.1457in"/>
    </style:style>
    <style:style style:name="co38" style:family="table-column">
      <style:table-column-properties fo:break-before="auto" style:column-width="2.2598in"/>
    </style:style>
    <style:style style:name="co39" style:family="table-column">
      <style:table-column-properties fo:break-before="auto" style:column-width="1.3291in"/>
    </style:style>
    <style:style style:name="co40" style:family="table-column">
      <style:table-column-properties fo:break-before="auto" style:column-width="1.8984in"/>
    </style:style>
    <style:style style:name="co41" style:family="table-column">
      <style:table-column-properties fo:break-before="auto" style:column-width="0.97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1811in" fo:break-before="auto" style:use-optimal-row-height="false"/>
    </style:style>
    <style:style style:name="ro4" style:family="table-row">
      <style:table-row-properties style:row-height="1.1398in" fo:break-before="auto" style:use-optimal-row-height="false"/>
    </style:style>
    <style:style style:name="ro5" style:family="table-row">
      <style:table-row-properties style:row-height="1.2335in" fo:break-before="auto" style:use-optimal-row-height="false"/>
    </style:style>
    <style:style style:name="ro6" style:family="table-row">
      <style:table-row-properties style:row-height="1.3055in" fo:break-before="auto" style:use-optimal-row-height="false"/>
    </style:style>
    <style:style style:name="ro7" style:family="table-row">
      <style:table-row-properties style:row-height="1.1709in" fo:break-before="auto" style:use-optimal-row-height="false"/>
    </style:style>
    <style:style style:name="ro8" style:family="table-row">
      <style:table-row-properties style:row-height="1.4193in" fo:break-before="auto" style:use-optimal-row-height="false"/>
    </style:style>
    <style:style style:name="ro9" style:family="table-row">
      <style:table-row-properties style:row-height="1.2638in" fo:break-before="auto" style:use-optimal-row-height="false"/>
    </style:style>
    <style:style style:name="ro10" style:family="table-row">
      <style:table-row-properties style:row-height="1.2126in" fo:break-before="auto" style:use-optimal-row-height="false"/>
    </style:style>
    <style:style style:name="ro11" style:family="table-row">
      <style:table-row-properties style:row-height="1.2535in" fo:break-before="auto" style:use-optimal-row-height="false"/>
    </style:style>
    <style:style style:name="ro12" style:family="table-row">
      <style:table-row-properties style:row-height="1.078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2953in" fo:break-before="auto" style:use-optimal-row-height="false"/>
    </style:style>
    <style:style style:name="ro15" style:family="table-row">
      <style:table-row-properties style:row-height="1.5437in" fo:break-before="auto" style:use-optimal-row-height="false"/>
    </style:style>
    <style:style style:name="ro16" style:family="table-row">
      <style:table-row-properties style:row-height="1.4366in" fo:break-before="auto" style:use-optimal-row-height="false"/>
    </style:style>
    <style:style style:name="ro17" style:family="table-row">
      <style:table-row-properties style:row-height="1.4134in" fo:break-before="auto" style:use-optimal-row-height="false"/>
    </style:style>
    <style:style style:name="ro18" style:family="table-row">
      <style:table-row-properties style:row-height="1.6134in" fo:break-before="auto" style:use-optimal-row-height="false"/>
    </style:style>
    <style:style style:name="ro19" style:family="table-row">
      <style:table-row-properties style:row-height="1.4484in" fo:break-before="auto" style:use-optimal-row-height="false"/>
    </style:style>
    <style:style style:name="ro20" style:family="table-row">
      <style:table-row-properties style:row-height="1.3661in" fo:break-before="auto" style:use-optimal-row-height="false"/>
    </style:style>
    <style:style style:name="ro21" style:family="table-row">
      <style:table-row-properties style:row-height="1.4602in" fo:break-before="auto" style:use-optimal-row-height="false"/>
    </style:style>
    <style:style style:name="ro22" style:family="table-row">
      <style:table-row-properties style:row-height="0.3339in" fo:break-before="auto" style:use-optimal-row-height="true"/>
    </style:style>
    <style:style style:name="ro23" style:family="table-row">
      <style:table-row-properties style:row-height="1.3189in" fo:break-before="auto" style:use-optimal-row-height="false"/>
    </style:style>
    <style:style style:name="ro24" style:family="table-row">
      <style:table-row-properties style:row-height="1.248in" fo:break-before="auto" style:use-optimal-row-height="false"/>
    </style:style>
    <style:style style:name="ro25" style:family="table-row">
      <style:table-row-properties style:row-height="1.2244in" fo:break-before="auto" style:use-optimal-row-height="false"/>
    </style:style>
    <style:style style:name="ro26" style:family="table-row">
      <style:table-row-properties style:row-height="1.0835in" fo:break-before="auto" style:use-optimal-row-height="false"/>
    </style:style>
    <style:style style:name="ro27" style:family="table-row">
      <style:table-row-properties style:row-height="1.6016in" fo:break-before="auto" style:use-optimal-row-height="false"/>
    </style:style>
    <style:style style:name="ro28" style:family="table-row">
      <style:table-row-properties style:row-height="1.6252in" fo:break-before="auto" style:use-optimal-row-height="false"/>
    </style:style>
    <style:style style:name="ro29" style:family="table-row">
      <style:table-row-properties style:row-height="1.6366in" fo:break-before="auto" style:use-optimal-row-height="false"/>
    </style:style>
    <style:style style:name="ro30" style:family="table-row">
      <style:table-row-properties style:row-height="1.5661in" fo:break-before="auto" style:use-optimal-row-height="false"/>
    </style:style>
    <style:style style:name="ro31" style:family="table-row">
      <style:table-row-properties style:row-height="1.3425in" fo:break-before="auto" style:use-optimal-row-height="false"/>
    </style:style>
    <style:style style:name="ro32" style:family="table-row">
      <style:table-row-properties style:row-height="1.5543in" fo:break-before="auto" style:use-optimal-row-height="false"/>
    </style:style>
    <style:style style:name="ro33" style:family="table-row">
      <style:table-row-properties style:row-height="1.672in" fo:break-before="auto" style:use-optimal-row-height="false"/>
    </style:style>
    <style:style style:name="ro34" style:family="table-row">
      <style:table-row-properties style:row-height="1.5425in" fo:break-before="auto" style:use-optimal-row-height="false"/>
    </style:style>
    <style:style style:name="ro35" style:family="table-row">
      <style:table-row-properties style:row-height="1.5071in" fo:break-before="auto" style:use-optimal-row-height="false"/>
    </style:style>
    <style:style style:name="ro36" style:family="table-row">
      <style:table-row-properties style:row-height="1.6484in" fo:break-before="auto" style:use-optimal-row-height="false"/>
    </style:style>
    <style:style style:name="ro37" style:family="table-row">
      <style:table-row-properties style:row-height="1.6839in" fo:break-before="auto" style:use-optimal-row-height="false"/>
    </style:style>
    <style:style style:name="ro38" style:family="table-row">
      <style:table-row-properties style:row-height="1.4957in" fo:break-before="auto" style:use-optimal-row-height="false"/>
    </style:style>
    <style:style style:name="ro39" style:family="table-row">
      <style:table-row-properties style:row-height="1.3898in" fo:break-before="auto" style:use-optimal-row-height="false"/>
    </style:style>
    <style:style style:name="ro40" style:family="table-row">
      <style:table-row-properties style:row-height="1.8252in" fo:break-before="auto" style:use-optimal-row-height="false"/>
    </style:style>
    <style:style style:name="ro41" style:family="table-row">
      <style:table-row-properties style:row-height="1.9429in" fo:break-before="auto" style:use-optimal-row-height="false"/>
    </style:style>
    <style:style style:name="ro42" style:family="table-row">
      <style:table-row-properties style:row-height="1.378in" fo:break-before="auto" style:use-optimal-row-height="false"/>
    </style:style>
    <style:style style:name="ro43" style:family="table-row">
      <style:table-row-properties style:row-height="1.2008in" fo:break-before="auto" style:use-optimal-row-height="false"/>
    </style:style>
    <style:style style:name="ro44" style:family="table-row">
      <style:table-row-properties style:row-height="1.7299in" fo:break-before="auto" style:use-optimal-row-height="false"/>
    </style:style>
    <style:style style:name="ro45" style:family="table-row">
      <style:table-row-properties style:row-height="1.0744in" fo:break-before="auto" style:use-optimal-row-height="false"/>
    </style:style>
    <style:style style:name="ro46" style:family="table-row">
      <style:table-row-properties style:row-height="1.4354in" fo:break-before="auto" style:use-optimal-row-height="false"/>
    </style:style>
    <style:style style:name="ro47" style:family="table-row">
      <style:table-row-properties style:row-height="1.6161in" fo:break-before="auto" style:use-optimal-row-height="false"/>
    </style:style>
    <style:style style:name="ro48" style:family="table-row">
      <style:table-row-properties style:row-height="1.5591in" fo:break-before="auto" style:use-optimal-row-height="false"/>
    </style:style>
    <style:style style:name="ro49" style:family="table-row">
      <style:table-row-properties style:row-height="1.4925in" fo:break-before="auto" style:use-optimal-row-height="false"/>
    </style:style>
    <style:style style:name="ro50" style:family="table-row">
      <style:table-row-properties style:row-height="1.6346in" fo:break-before="auto" style:use-optimal-row-height="false"/>
    </style:style>
    <style:style style:name="ro51" style:family="table-row">
      <style:table-row-properties style:row-height="1.5689in" fo:break-before="auto" style:use-optimal-row-height="false"/>
    </style:style>
    <style:style style:name="ro52" style:family="table-row">
      <style:table-row-properties style:row-height="1.9201in" fo:break-before="auto" style:use-optimal-row-height="false"/>
    </style:style>
    <style:style style:name="ro53" style:family="table-row">
      <style:table-row-properties style:row-height="1.4161in" fo:break-before="auto" style:use-optimal-row-height="false"/>
    </style:style>
    <style:style style:name="ro54" style:family="table-row">
      <style:table-row-properties style:row-height="1.5307in" fo:break-before="auto" style:use-optimal-row-height="false"/>
    </style:style>
    <style:style style:name="ro55" style:family="table-row">
      <style:table-row-properties style:row-height="1.3307in" fo:break-before="auto" style:use-optimal-row-height="false"/>
    </style:style>
    <style:style style:name="ro56" style:family="table-row">
      <style:table-row-properties style:row-height="1.31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b2b2b2" style:text-align-source="value-type" style:repeat-content="false" fo:wrap-option="wrap" style:vertical-align="middle"/>
      <style:paragraph-properties fo:margin-left="0in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1" table:default-cell-style-name="ce1"/>
        <table:table-row table:style-name="ro1">
          <table:table-cell table:number-columns-repeated="3"/>
          <table:table-cell table:style-name="ce3"/>
          <table:table-cell table:style-name="ce5" office:value-type="string" calcext:value-type="string">
            <text:p>TEST CASES FOR APPLE INDIA 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Sno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Application</text:p>
          </table:table-cell>
          <table:table-cell table:style-name="ce4" office:value-type="string" calcext:value-type="string">
            <text:p>Parent Module</text:p>
          </table:table-cell>
          <table:table-cell table:style-name="ce4" office:value-type="string" calcext:value-type="string">
            <text:p>Sub Module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Pr e- requisite</text:p>
          </table:table-cell>
          <table:table-cell table:style-name="ce6" office:value-type="string" calcext:value-type="string">
            <text:p>Steps</text:p>
          </table:table-cell>
          <table:table-cell table:style-name="ce6" office:value-type="string" calcext:value-type="string">
            <text:p>Test Data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Test case Creation</text:p>
          </table:table-cell>
          <table:table-cell table:style-name="ce4" office:value-type="string" calcext:value-type="string">
            <text:p>Automation Status</text:p>
          </table:table-cell>
          <table:table-cell table:style-name="ce4" office:value-type="string" calcext:value-type="string">
            <text:p>Script Creation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Logo</text:p>
          </table:table-cell>
          <table:table-cell office:value-type="string" calcext:value-type="string">
            <text:p>To verify that the logo of apple is visible at the home page 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Verify logo is visible at the home page of apple.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logo at the home page.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Store 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Store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Store 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5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Mac 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Mac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Mac 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6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iPad 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iPad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iPad <text:s/>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iPhone <text:s/>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iPhone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iPhone 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8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Watch 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Watch 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Watch <text:s/>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Air pods 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Air Pods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Air pods 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0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TV &amp; Home <text:s/>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TV &amp;Home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TV &amp; Home <text:s/>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Entertainment <text:s text:c="2"/>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Entertainment 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Entertainment <text:s/>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Accessories menu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Support  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lect the Support <text:s text:c="2"/>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5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enu item</text:p>
          </table:table-cell>
          <table:table-cell office:value-type="string" calcext:value-type="string">
            <text:p>To verify the functionality of Search menu <text:s/>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Search  menu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search <text:s/>menu option at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0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search button</text:p>
          </table:table-cell>
          <table:table-cell office:value-type="string" calcext:value-type="string">
            <text:p>To verify the functionality of Search button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Search  menu</text:p>
            <text:p>4.Enter the searched element</text:p>
            <text:p>5.Press Enter.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earch the desired element as per the <text:s/>requirements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home page text</text:p>
          </table:table-cell>
          <table:table-cell office:value-type="string" calcext:value-type="string">
            <text:p>To verify whether the text present on the top of the page is visible at the home page.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3.Verify the text is visibl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text is visible at the top of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home page Heading</text:p>
          </table:table-cell>
          <table:table-cell office:value-type="string" calcext:value-type="string">
            <text:p>To verify whether the heading is visible at the home page of Appl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Verify the heading  is visible at the top.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heading is visible at the top pf the home page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<text:s/>page1</text:p>
          </table:table-cell>
          <table:table-cell office:value-type="string" calcext:value-type="string">
            <text:p>To verify the functionality of the banner 1 I phone 14 pro is clickable at the home page.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1 (IPHONE 14 PRO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1 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5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page2</text:p>
          </table:table-cell>
          <table:table-cell office:value-type="string" calcext:value-type="string">
            <text:p>To verify the functionality of the banner2 “Watch Series 8” is clickable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2(Watch Series 8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2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6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page3</text:p>
          </table:table-cell>
          <table:table-cell office:value-type="string" calcext:value-type="string">
            <text:p>To verify the functionality of the banner3 “Trade in” <text:s/>is clickable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3(Trade In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3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7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page4</text:p>
          </table:table-cell>
          <table:table-cell office:value-type="string" calcext:value-type="string">
            <text:p>To verify the functionality of the banner4 “WWDC23 ” <text:s/>is clickable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4(WWWDC23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4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8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page5</text:p>
          </table:table-cell>
          <table:table-cell office:value-type="string" calcext:value-type="string">
            <text:p>To verify the functionality of the banner5 “iPad ” <text:s/>is clickable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5(iPad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5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9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page6</text:p>
          </table:table-cell>
          <table:table-cell office:value-type="string" calcext:value-type="string">
            <text:p>To verify the functionality of the banner6”Mac Book Pro “ <text:s/>is clickable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6(Mac Book Pro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6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20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page7</text:p>
          </table:table-cell>
          <table:table-cell office:value-type="string" calcext:value-type="string">
            <text:p>To verify the functionality of the banner7”Watch Ultra “ <text:s/>is clickable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7(Watch Ultra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7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16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Banner page8</text:p>
          </table:table-cell>
          <table:table-cell office:value-type="string" calcext:value-type="string">
            <text:p>To verify the functionality of the banner8 ”Home Pod “ <text:s/>is clickable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banner 8(Home Pod)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nner 8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2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 slider</text:p>
          </table:table-cell>
          <table:table-cell office:value-type="string" calcext:value-type="string">
            <text:p>To verify the functionality of the slider is able to move when click at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the URL.</text:p>
            <text:p><text:span text:style-name="T1">3.Click on Slider</text:span>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slider</text:p>
          </table:table-cell>
          <table:table-cell office:value-type="string" calcext:value-type="string">
            <text:p>25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/04/2023</text:p>
          </table:table-cell>
          <table:table-cell table:number-columns-repeated="1011"/>
        </table:table-row>
        <table:table-row table:style-name="ro2" table:number-rows-repeated="86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2" table:default-cell-style-name="ce1"/>
        <table:table-row table:style-name="ro2">
          <table:table-cell table:number-columns-repeated="1024"/>
        </table:table-row>
        <table:table-row table:style-name="ro22">
          <table:table-cell office:value-type="string" calcext:value-type="string">
            <text:p>Sno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arent Module</text:p>
          </table:table-cell>
          <table:table-cell office:value-type="string" calcext:value-type="string">
            <text:p>Sub Modu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Pre-Requisite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Test case Creation</text:p>
          </table:table-cell>
          <table:table-cell office:value-type="string" calcext:value-type="string">
            <text:p>Automation Script Status</text:p>
          </table:table-cell>
          <table:table-cell office:value-type="string" calcext:value-type="string">
            <text:p>Script Creation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India home page</text:p>
          </table:table-cell>
          <table:table-cell office:value-type="string" calcext:value-type="string">
            <text:p>Apple India Bag</text:p>
          </table:table-cell>
          <table:table-cell office:value-type="string" calcext:value-type="string">
            <text:p>To verify the bag icon is visible at the home page of Apple India</text:p>
          </table:table-cell>
          <table:table-cell office:value-type="string" calcext:value-type="string">
            <text:p>URL <text:s/>should be known</text:p>
          </table:table-cell>
          <table:table-cell table:style-name="ce7" office:value-type="string" calcext:value-type="string">
            <text:p>1.Open any browser.</text:p>
            <text:p>2.Enter the URL.</text:p>
            <text:p>3.Verify bag icon is visible at the home page of apple.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bag icon at the home page</text:p>
          </table:table-cell>
          <table:table-cell office:value-type="string" calcext:value-type="string">
            <text:p>26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4/23</text:p>
          </table:table-cell>
          <table:table-cell table:number-columns-repeated="1011"/>
        </table:table-row>
        <table:table-row table:style-name="ro18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India home page</text:p>
          </table:table-cell>
          <table:table-cell office:value-type="string" calcext:value-type="string">
            <text:p>Apple India Bag</text:p>
          </table:table-cell>
          <table:table-cell office:value-type="string" calcext:value-type="string">
            <text:p>To verify the functionality of bag icon <text:s/>at the home page of Apple India</text:p>
          </table:table-cell>
          <table:table-cell office:value-type="string" calcext:value-type="string">
            <text:p>URL <text:s/>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bag icon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bag icon at the home page</text:p>
          </table:table-cell>
          <table:table-cell office:value-type="string" calcext:value-type="string">
            <text:p>26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4/23</text:p>
          </table:table-cell>
          <table:table-cell table:number-columns-repeated="1011"/>
        </table:table-row>
        <table:table-row table:style-name="ro24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pple India</text:p>
          </table:table-cell>
          <table:table-cell office:value-type="string" calcext:value-type="string">
            <text:p>Apple India home page</text:p>
          </table:table-cell>
          <table:table-cell office:value-type="string" calcext:value-type="string">
            <text:p>Apple India Sign in</text:p>
          </table:table-cell>
          <table:table-cell office:value-type="string" calcext:value-type="string">
            <text:p>To verify the functionality of Create new Account at Sign-in page at Apple India</text:p>
          </table:table-cell>
          <table:table-cell office:value-type="string" calcext:value-type="string">
            <text:p>URL <text:s/>should be known</text:p>
          </table:table-cell>
          <table:table-cell table:style-name="ce7" office:value-type="string" calcext:value-type="string">
            <text:p>1.Open any browser.</text:p>
            <text:p>2.Enter the URL.</text:p>
            <text:p>3.Click on bag icon</text:p>
            <text:p>4.Click on Sign-in</text:p>
            <text:p>5.Click on Create new Account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on Create new Account </text:p>
          </table:table-cell>
          <table:table-cell office:value-type="string" calcext:value-type="string">
            <text:p>26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6/04/23</text:p>
          </table:table-cell>
          <table:table-cell table:number-columns-repeated="1011"/>
        </table:table-row>
        <table:table-row table:style-name="ro25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1" table:default-cell-style-name="ce1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arent Module</text:p>
          </table:table-cell>
          <table:table-cell office:value-type="string" calcext:value-type="string">
            <text:p>Sub Modul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P re- Requisite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Test case Creation</text:p>
          </table:table-cell>
          <table:table-cell office:value-type="string" calcext:value-type="string">
            <text:p>Automation Status</text:p>
          </table:table-cell>
          <table:table-cell office:value-type="string" calcext:value-type="string">
            <text:p>Script Creation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6">
          <table:table-cell office:value-type="float" office:value="1" calcext:value-type="float">
            <text:p>1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at the footer is visible at the end of home page.</text:p>
          </table:table-cell>
          <table:table-cell office:value-type="string" calcext:value-type="string">
            <text:p>URL <text:s/>should be known</text:p>
          </table:table-cell>
          <table:table-cell table:style-name="ce7" office:value-type="string" calcext:value-type="string">
            <text:p>1.Open any browser.</text:p>
            <text:p>2.Enter URL.</text:p>
            <text:p>3.Verify the footer is visible at the home pag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footer at the home page.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27">
          <table:table-cell office:value-type="float" office:value="2" calcext:value-type="float">
            <text:p>2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at the text “Shop and Learn” is visible at the end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Verify the text “Shop and Learn”is visible at the home pag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text at the home page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28">
          <table:table-cell office:value-type="float" office:value="3" calcext:value-type="float">
            <text:p>3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Store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Stor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store 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18">
          <table:table-cell office:value-type="float" office:value="4" calcext:value-type="float">
            <text:p>4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Mac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Mac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Mac 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29">
          <table:table-cell office:value-type="float" office:value="5" calcext:value-type="float">
            <text:p>5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iPad <text:s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iPad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iPad 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0">
          <table:table-cell office:value-type="float" office:value="6" calcext:value-type="float">
            <text:p>6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iPhone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iPhone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iPhone 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1">
          <table:table-cell office:value-type="float" office:value="7" calcext:value-type="float">
            <text:p>7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Watch <text:s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Watch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Watch 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20">
          <table:table-cell office:value-type="float" office:value="8" calcext:value-type="float">
            <text:p>8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Air pods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ir pods 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Air pods <text:s/>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2">
          <table:table-cell office:value-type="float" office:value="9" calcext:value-type="float">
            <text:p>9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TV and Home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TV&amp; Home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TV &amp; Home <text:s text:c="2"/>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3">
          <table:table-cell office:value-type="float" office:value="10" calcext:value-type="float">
            <text:p>10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Air tag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 Air tag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Air Tag <text:s text:c="2"/>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4">
          <table:table-cell office:value-type="float" office:value="11" calcext:value-type="float">
            <text:p>11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Accessories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 Accessories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Accessories <text:s text:c="2"/>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5">
          <table:table-cell office:value-type="float" office:value="12" calcext:value-type="float">
            <text:p>12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Gift Cards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 Gift cards 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the Gift card <text:s/>option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6">
          <table:table-cell office:value-type="float" office:value="13" calcext:value-type="float">
            <text:p>13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text “Apple Wallet” is visible at the end of the footer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Verify the Apple Wallet is visible at the end of the home pag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<text:s/>Apple wallet <text:s/>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0">
          <table:table-cell office:value-type="float" office:value="14" calcext:value-type="float">
            <text:p>14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Wallet <text:s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Wallet at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<text:s/>wallet <text:s/>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7">
          <table:table-cell office:value-type="float" office:value="15" calcext:value-type="float">
            <text:p>15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text “Account” is visible at the end of the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Verify the text “Account” is visible at the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Account text <text:s/>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19">
          <table:table-cell office:value-type="float" office:value="16" calcext:value-type="float">
            <text:p>16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Manage your Apple Id <text:s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Manage your Apple id at the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Manage your Apple id <text:s text:c="2"/>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8">
          <table:table-cell office:value-type="float" office:value="17" calcext:value-type="float">
            <text:p>17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Apple Store account <text:s text:c="2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pple Store account  at the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Apple store account <text:s text:c="2"/>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7">
          <table:table-cell office:value-type="float" office:value="18" calcext:value-type="float">
            <text:p>18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iCloud. Com <text:s text:c="2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I Cloud .com at the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at Icl o ud . com <text:s text:c="2"/>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27">
          <table:table-cell office:value-type="float" office:value="19" calcext:value-type="float">
            <text:p>19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text “Entertainment “ is visible 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Verify the text “Entertainment” is visible at the foot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Entertainment text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39">
          <table:table-cell office:value-type="float" office:value="20" calcext:value-type="float">
            <text:p>20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Apple One <text:s text:c="3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pple on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Apple one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40">
          <table:table-cell office:value-type="float" office:value="21" calcext:value-type="float">
            <text:p>21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Apple Tv <text:s text:c="3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pple TV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Apple TV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41">
          <table:table-cell office:value-type="float" office:value="22" calcext:value-type="float">
            <text:p>22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Apple Music <text:s text:c="4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pple Music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Apple Music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42">
          <table:table-cell office:value-type="float" office:value="23" calcext:value-type="float">
            <text:p>23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Apple Arcade <text:s text:c="4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pple Arcad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Apple Arcade at the footer</text:p>
          </table:table-cell>
          <table:table-cell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28">
          <table:table-cell office:value-type="float" office:value="24" calcext:value-type="float">
            <text:p>24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Apple Pod casts <text:s text:c="2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pple Pod casts.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Apple Pod casts at the footer</text:p>
          </table:table-cell>
          <table:table-cell table:style-name="ce15"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43">
          <table:table-cell office:value-type="float" office:value="25" calcext:value-type="float">
            <text:p>25</text:p>
          </table:table-cell>
          <table:table-cell office:value-type="string" calcext:value-type="string">
            <text:p>Functional testing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footer</text:p>
          </table:table-cell>
          <table:table-cell office:value-type="string" calcext:value-type="string">
            <text:p>To verify the functionality of <text:s/>Apple Store <text:s text:c="3"/>at the footer of home page</text:p>
          </table:table-cell>
          <table:table-cell office:value-type="string" calcext:value-type="string">
            <text:p>URL should be known</text:p>
          </table:table-cell>
          <table:table-cell table:style-name="ce7" office:value-type="string" calcext:value-type="string">
            <text:p>1.Open any browser.</text:p>
            <text:p>2.Enter URL.</text:p>
            <text:p>3.Click on Apple Stor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Apple Store <text:s/>at the footer</text:p>
          </table:table-cell>
          <table:table-cell table:style-name="ce15" office:value-type="string" calcext:value-type="string">
            <text:p>27/04/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7/04/2023</text:p>
          </table:table-cell>
          <table:table-cell table:number-columns-repeated="1011"/>
        </table:table-row>
        <table:table-row table:style-name="ro44">
          <table:table-cell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1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010" table:default-cell-style-name="ce1"/>
        <table:table-row table:style-name="ro2">
          <table:table-cell table:number-columns-repeated="6"/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Parent Module</text:p>
          </table:table-cell>
          <table:table-cell office:value-type="string" calcext:value-type="string">
            <text:p>Sub Module</text:p>
          </table:table-cell>
          <table:table-cell office:value-type="string" calcext:value-type="string">
            <text:p>Summary</text:p>
          </table:table-cell>
          <table:table-cell table:style-name="ce18" office:value-type="string" calcext:value-type="string">
            <text:p>Pre- Requisite</text:p>
          </table:table-cell>
          <table:table-cell table:style-name="ce18"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Test Creation</text:p>
          </table:table-cell>
          <table:table-cell office:value-type="string" calcext:value-type="string">
            <text:p>Automation Status</text:p>
          </table:table-cell>
          <table:table-cell office:value-type="string" calcext:value-type="string">
            <text:p>Script Creation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8" table:number-columns-repeated="2"/>
          <table:table-cell table:number-columns-repeated="1015"/>
        </table:table-row>
        <table:table-row table:style-name="ro45">
          <table:table-cell office:value-type="float" office:value="1" calcext:value-type="float">
            <text:p>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home page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To verify the functionality of Mac at the home page of Apple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>1. Click on Mac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Mac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46">
          <table:table-cell office:value-type="float" office:value="2" calcext:value-type="float">
            <text:p>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</text:p>
          </table:table-cell>
          <table:table-cell office:value-type="string" calcext:value-type="string">
            <text:p>To verify the functionality of Mac Book Pro at the Mac Page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Mac Book Pro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47">
          <table:table-cell office:value-type="float" office:value="3" calcext:value-type="float">
            <text:p>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Mac <text:s/>Pro 14 and 16 <text:s/>at the Mac Book Pro Page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Mac Pro 14 and “16”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48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Sanity(Visibility)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heading 14”and 16”Models Mac Book Pro is visible at the top of the Mac Book Pro page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.Click on Mac Book Pro</text:p>
            <text:p>2.Click on Mac Pro 14” and 16”</text:p>
            <text:p>3.Verify the heading Mac Book Pro 14” and “16 is visible at the top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Mac Book Pro heading at the top of Mac Book Pro <text:s/>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49">
          <table:table-cell office:value-type="float" office:value="5" calcext:value-type="float">
            <text:p>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text “Move. Maker. Boundary breaker is visible at the Mac Pro 14 and 16 page 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.Verify the text “Move . Maker. Boundary breaker is visible at the Mac Pro 14 and 16 Pag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Mover. Maker. Boundary breaker text at the Mac Book Pro 14 and 16 Page.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0">
          <table:table-cell office:value-type="float" office:value="6" calcext:value-type="float">
            <text:p>6</text:p>
          </table:table-cell>
          <table:table-cell office:value-type="string" calcext:value-type="string">
            <text:p>Sanity(Visibility)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at the text is getting correctly from the <text:s/>page of Mac Book Pro 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Verify the text is visible 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text under Mover .Maker.Boundary breaker and able to print correctly.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1">
          <table:table-cell office:value-type="float" office:value="7" calcext:value-type="float">
            <text:p>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Watch the announcement at the Mac Book pro 14”and 16” models page.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the Watch the announcement easily at Mac Book Pro 14” and 16” models\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2">
          <table:table-cell office:value-type="float" office:value="8" calcext:value-type="float">
            <text:p>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video is played properly after clicking Mac Book pro 14” and 16” page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  <text:p>5...Verify the video is played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view the video after clicking Mac Pro 14” and “16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3">
          <table:table-cell office:value-type="float" office:value="9" calcext:value-type="float">
            <text:p>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Pause button after playing the video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  <text:p>5.Click on Pause button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uccessfully pause the video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48">
          <table:table-cell office:value-type="float" office:value="10" calcext:value-type="float">
            <text:p>1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Volume button after playing the video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  <text:p>5.Click on Volume button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uccessfully click on Volume button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4">
          <table:table-cell office:value-type="float" office:value="11" calcext:value-type="float">
            <text:p>1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Sliding the video after playing the video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  <text:p>5.Click on Slider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uccessfully slide the video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5">
          <table:table-cell office:value-type="float" office:value="12" calcext:value-type="float">
            <text:p>1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Subtitle after playing the video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  <text:p>5.Click on Subtitle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on Sub title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6">
          <table:table-cell office:value-type="float" office:value="13" calcext:value-type="float">
            <text:p>1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Full screen <text:s/>after playing the video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  <text:p>5.Click on Full Screen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successfully click on Full Screen after playing the video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56">
          <table:table-cell office:value-type="float" office:value="14" calcext:value-type="float">
            <text:p>1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pple India</text:p>
          </table:table-cell>
          <table:table-cell office:value-type="string" calcext:value-type="string">
            <text:p>Apple Mac</text:p>
          </table:table-cell>
          <table:table-cell office:value-type="string" calcext:value-type="string">
            <text:p>Apple Mac Book Pro 14 and 16</text:p>
          </table:table-cell>
          <table:table-cell office:value-type="string" calcext:value-type="string">
            <text:p>To verify the functionality of <text:s/>Exit Full screen <text:s/>after playing the video</text:p>
          </table:table-cell>
          <table:table-cell table:style-name="ce18" office:value-type="string" calcext:value-type="string">
            <text:p><text:span text:style-name="T1">1.Open any Browser.</text:span></text:p>
            <text:p><text:span text:style-name="T1">2.URL is known</text:span></text:p>
          </table:table-cell>
          <table:table-cell table:style-name="ce18" office:value-type="string" calcext:value-type="string">
            <text:p/>
            <text:p>1.Click on Mac</text:p>
            <text:p>2.Click on Mac Book Pro</text:p>
            <text:p>3.Click on Mac Pro 14” and 16”</text:p>
            <text:p>4.Click on Watch the announcement</text:p>
            <text:p>5Click on Exit  Full Screen</text:p>
          </table:table-cell>
          <table:table-cell table:style-name="ce7" office:value-type="string" calcext:value-type="string">
            <text:p>URL=<text:a xlink:href="https://www.apple.com/" xlink:type="simple">https://www.apple.com</text:a>/in/</text:p>
          </table:table-cell>
          <table:table-cell office:value-type="string" calcext:value-type="string">
            <text:p>The user is able to click on Exit full screen</text:p>
          </table:table-cell>
          <table:table-cell office:value-type="string" calcext:value-type="string">
            <text:p>28/04/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8/04/23</text:p>
          </table:table-cell>
          <table:table-cell table:number-columns-repeated="1010"/>
        </table:table-row>
        <table:table-row table:style-name="ro2" table:number-rows-repeated="3">
          <table:table-cell table:number-columns-repeated="6"/>
          <table:table-cell table:style-name="ce18" table:number-columns-repeated="2"/>
          <table:table-cell table:number-columns-repeated="1015"/>
        </table:table-row>
        <table:table-row table:style-name="ro2" table:number-rows-repeated="57">
          <table:table-cell table:number-columns-repeated="7"/>
          <table:table-cell table:style-name="ce18"/>
          <table:table-cell table:number-columns-repeated="1015"/>
        </table:table-row>
        <table:table-row table:style-name="ro2" table:number-rows-repeated="104849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 style:data-style-name="N2" text:time-value="10:52:24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5T10:10:04.804000000</meta:creation-date>
    <dc:date>2023-04-28T17:09:11.710000000</dc:date>
    <meta:editing-duration>PT5H8M49S</meta:editing-duration>
    <meta:editing-cycles>13</meta:editing-cycles>
    <meta:generator>LibreOffice/7.1.3.2$Windows_X86_64 LibreOffice_project/47f78053abe362b9384784d31a6e56f8511eb1c1</meta:generator>
    <meta:document-statistic meta:table-count="4" meta:cell-count="873" meta:object-count="0"/>
  </office:meta>
</office:document-meta>
</file>